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a Barbearia Alura</text:p>
      <text:p text:style-name="Standard"/>
      <text:p text:style-name="Standard">Localizada no coração da cidade a Barbearia Alura traz para o mercado o que há de melhor para o seu cabelo e barba. Fundada em 2019, a Barbearia Alura já é destaque na cidade e conquista novos clientes a cada dia.</text:p>
      <text:p text:style-name="Standard"/>
      <text:p text:style-name="Standard">Nossa missão é: "<text:span text:style-name="T1">Proporcionar auto-estima e qualidade de vida aos clientes</text:span>".</text:p>
      <text:p text:style-name="Standard"/>
      <text:p text:style-name="Standard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09:31:58.595566398</meta:creation-date>
    <dc:date>2023-10-06T09:36:28.550453322</dc:date>
    <meta:editing-duration>PT4M3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82" meta:character-count="500" meta:non-whitespace-character-count="422"/>
  </office:meta>
</office:document-meta>
</file>